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lin2_development" table:style-name="ta1">
        <table:shapes>
          <draw:frame draw:z-index="0" draw:style-name="gr1" draw:text-style-name="P1" svg:width="453.51pt" svg:height="255.09pt" svg:x="105.79pt" svg:y="31.44pt">
            <draw:object draw:notify-on-update-of-ranges="best_lin2_development.A1:best_lin2_development.A11 best_lin2_development.B1:best_lin2_development.B11 best_lin2_development.C1:best_lin2_development.C11 best_lin2_development.D1:best_lin2_development.D11 best_lin2_development.E1:best_lin2_development.E11 best_lin2_development.F1:best_lin2_development.F11 best_lin2_development.G1:best_lin2_development.G11 best_lin2_development.H1:best_lin2_development.H11 best_lin2_development.I1:best_lin2_development.I11 best_lin2_development.J1:best_lin2_development.J11 best_lin2_development.K1:best_lin2_development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01165555569" calcext:value-type="float">
            <text:p>1.24011655555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7553961969191" calcext:value-type="float">
            <text:p>1.37553961969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79549687035" calcext:value-type="float">
            <text:p>2.527954968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28735456965" calcext:value-type="float">
            <text:p>1.01228735456965</text:p>
          </table:table-cell>
          <table:table-cell office:value-type="float" office:value="0" calcext:value-type="float">
            <text:p>0</text:p>
          </table:table-cell>
          <table:table-cell office:value-type="float" office:value="2.08320478341376" calcext:value-type="float">
            <text:p>2.08320478341376</text:p>
          </table:table-cell>
          <table:table-cell office:value-type="float" office:value="0.271129947530073" calcext:value-type="float">
            <text:p>0.27112994753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42780611002" calcext:value-type="float">
            <text:p>1.13142780611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8984560422729" calcext:value-type="float">
            <text:p>3.68984560422729</text:p>
          </table:table-cell>
          <table:table-cell office:value-type="float" office:value="0" calcext:value-type="float">
            <text:p>0</text:p>
          </table:table-cell>
          <table:table-cell office:value-type="float" office:value="1.21229808466848" calcext:value-type="float">
            <text:p>1.21229808466848</text:p>
          </table:table-cell>
          <table:table-cell office:value-type="float" office:value="2.9454189697759" calcext:value-type="float">
            <text:p>2.9454189697759</text:p>
          </table:table-cell>
          <table:table-cell office:value-type="float" office:value="0" calcext:value-type="float">
            <text:p>0</text:p>
          </table:table-cell>
          <table:table-cell office:value-type="float" office:value="3.05172105309205" calcext:value-type="float">
            <text:p>3.05172105309205</text:p>
          </table:table-cell>
          <table:table-cell office:value-type="float" office:value="0.848434601181449" calcext:value-type="float">
            <text:p>0.848434601181449</text:p>
          </table:table-cell>
          <table:table-cell office:value-type="float" office:value="2.9722117171524" calcext:value-type="float">
            <text:p>2.9722117171524</text:p>
          </table:table-cell>
          <table:table-cell office:value-type="float" office:value="0" calcext:value-type="float">
            <text:p>0</text:p>
          </table:table-cell>
          <table:table-cell office:value-type="float" office:value="3.16380139247689" calcext:value-type="float">
            <text:p>3.16380139247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4.69070387381338" calcext:value-type="float">
            <text:p>4.69070387381338</text:p>
          </table:table-cell>
          <table:table-cell office:value-type="float" office:value="0.506946818550399" calcext:value-type="float">
            <text:p>0.506946818550399</text:p>
          </table:table-cell>
          <table:table-cell office:value-type="float" office:value="4.80419878924234" calcext:value-type="float">
            <text:p>4.80419878924234</text:p>
          </table:table-cell>
          <table:table-cell office:value-type="float" office:value="0" calcext:value-type="float">
            <text:p>0</text:p>
          </table:table-cell>
          <table:table-cell office:value-type="float" office:value="7.59266203720341" calcext:value-type="float">
            <text:p>7.59266203720341</text:p>
          </table:table-cell>
          <table:table-cell office:value-type="float" office:value="5.68095092773196" calcext:value-type="float">
            <text:p>5.68095092773196</text:p>
          </table:table-cell>
          <table:table-cell office:value-type="float" office:value="4.15547277191938" calcext:value-type="float">
            <text:p>4.15547277191938</text:p>
          </table:table-cell>
          <table:table-cell office:value-type="float" office:value="0" calcext:value-type="float">
            <text:p>0</text:p>
          </table:table-cell>
          <table:table-cell office:value-type="float" office:value="4.04040619895644" calcext:value-type="float">
            <text:p>4.04040619895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8.98628072197301" calcext:value-type="float">
            <text:p>8.98628072197301</text:p>
          </table:table-cell>
          <table:table-cell office:value-type="float" office:value="0.211990004841632" calcext:value-type="float">
            <text:p>0.211990004841632</text:p>
          </table:table-cell>
          <table:table-cell office:value-type="float" office:value="1.32813585556862" calcext:value-type="float">
            <text:p>1.32813585556862</text:p>
          </table:table-cell>
          <table:table-cell office:value-type="float" office:value="0.00994143108133105" calcext:value-type="float">
            <text:p>0.009941431081331</text:p>
          </table:table-cell>
          <table:table-cell office:value-type="float" office:value="13.232358198411" calcext:value-type="float">
            <text:p>13.232358198411</text:p>
          </table:table-cell>
          <table:table-cell office:value-type="float" office:value="15.4774430630376" calcext:value-type="float">
            <text:p>15.4774430630376</text:p>
          </table:table-cell>
          <table:table-cell office:value-type="float" office:value="19.9636756189053" calcext:value-type="float">
            <text:p>19.9636756189053</text:p>
          </table:table-cell>
          <table:table-cell office:value-type="float" office:value="0" calcext:value-type="float">
            <text:p>0</text:p>
          </table:table-cell>
          <table:table-cell office:value-type="float" office:value="17.5277725449923" calcext:value-type="float">
            <text:p>17.5277725449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38.9649630336914" calcext:value-type="float">
            <text:p>38.9649630336914</text:p>
          </table:table-cell>
          <table:table-cell office:value-type="float" office:value="0.088647882792241" calcext:value-type="float">
            <text:p>0.088647882792241</text:p>
          </table:table-cell>
          <table:table-cell office:value-type="float" office:value="0.367167331792523" calcext:value-type="float">
            <text:p>0.367167331792523</text:p>
          </table:table-cell>
          <table:table-cell office:value-type="float" office:value="0.0454654347181426" calcext:value-type="float">
            <text:p>0.045465434718143</text:p>
          </table:table-cell>
          <table:table-cell office:value-type="float" office:value="48.1933176764511" calcext:value-type="float">
            <text:p>48.1933176764511</text:p>
          </table:table-cell>
          <table:table-cell office:value-type="float" office:value="37.4356146669123" calcext:value-type="float">
            <text:p>37.4356146669123</text:p>
          </table:table-cell>
          <table:table-cell office:value-type="float" office:value="50.8543562965809" calcext:value-type="float">
            <text:p>50.8543562965809</text:p>
          </table:table-cell>
          <table:table-cell office:value-type="float" office:value="42.5758305243076" calcext:value-type="float">
            <text:p>42.5758305243076</text:p>
          </table:table-cell>
          <table:table-cell office:value-type="float" office:value="5.82115797879246" calcext:value-type="float">
            <text:p>5.82115797879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107.183343868597" calcext:value-type="float">
            <text:p>107.183343868597</text:p>
          </table:table-cell>
          <table:table-cell office:value-type="float" office:value="0.0370698945425166" calcext:value-type="float">
            <text:p>0.037069894542517</text:p>
          </table:table-cell>
          <table:table-cell office:value-type="float" office:value="0.101504562933378" calcext:value-type="float">
            <text:p>0.101504562933378</text:p>
          </table:table-cell>
          <table:table-cell office:value-type="float" office:value="123.754276667389" calcext:value-type="float">
            <text:p>123.754276667389</text:p>
          </table:table-cell>
          <table:table-cell office:value-type="float" office:value="116.11665640377" calcext:value-type="float">
            <text:p>116.11665640377</text:p>
          </table:table-cell>
          <table:table-cell office:value-type="float" office:value="74.2204439315593" calcext:value-type="float">
            <text:p>74.2204439315593</text:p>
          </table:table-cell>
          <table:table-cell office:value-type="float" office:value="79.6867876857236" calcext:value-type="float">
            <text:p>79.6867876857236</text:p>
          </table:table-cell>
          <table:table-cell office:value-type="float" office:value="129.537057606072" calcext:value-type="float">
            <text:p>129.537057606072</text:p>
          </table:table-cell>
          <table:table-cell office:value-type="float" office:value="28.7122308389113" calcext:value-type="float">
            <text:p>28.7122308389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188.923312171564" calcext:value-type="float">
            <text:p>188.923312171564</text:p>
          </table:table-cell>
          <table:table-cell office:value-type="float" office:value="0.0155015217296716" calcext:value-type="float">
            <text:p>0.015501521729672</text:p>
          </table:table-cell>
          <table:table-cell office:value-type="float" office:value="0.0280612554662629" calcext:value-type="float">
            <text:p>0.028061255466263</text:p>
          </table:table-cell>
          <table:table-cell office:value-type="float" office:value="293.201476863467" calcext:value-type="float">
            <text:p>293.201476863467</text:p>
          </table:table-cell>
          <table:table-cell office:value-type="float" office:value="121.251227040981" calcext:value-type="float">
            <text:p>121.251227040981</text:p>
          </table:table-cell>
          <table:table-cell office:value-type="float" office:value="58.4971806310116" calcext:value-type="float">
            <text:p>58.4971806310116</text:p>
          </table:table-cell>
          <table:table-cell office:value-type="float" office:value="80.6202345629111" calcext:value-type="float">
            <text:p>80.6202345629111</text:p>
          </table:table-cell>
          <table:table-cell office:value-type="float" office:value="276.733955020764" calcext:value-type="float">
            <text:p>276.733955020764</text:p>
          </table:table-cell>
          <table:table-cell office:value-type="float" office:value="90.7417791077369" calcext:value-type="float">
            <text:p>90.7417791077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227.299143510653" calcext:value-type="float">
            <text:p>227.299143510653</text:p>
          </table:table-cell>
          <table:table-cell office:value-type="float" office:value="0.00648227298461495" calcext:value-type="float">
            <text:p>0.006482272984615</text:p>
          </table:table-cell>
          <table:table-cell office:value-type="float" office:value="0.00775762227417992" calcext:value-type="float">
            <text:p>0.00775762227418</text:p>
          </table:table-cell>
          <table:table-cell office:value-type="float" office:value="257.075477472159" calcext:value-type="float">
            <text:p>257.075477472159</text:p>
          </table:table-cell>
          <table:table-cell office:value-type="float" office:value="80.4026566103571" calcext:value-type="float">
            <text:p>80.4026566103571</text:p>
          </table:table-cell>
          <table:table-cell office:value-type="float" office:value="24.825549663093" calcext:value-type="float">
            <text:p>24.825549663093</text:p>
          </table:table-cell>
          <table:table-cell office:value-type="float" office:value="30.684645460083" calcext:value-type="float">
            <text:p>30.684645460083</text:p>
          </table:table-cell>
          <table:table-cell office:value-type="float" office:value="433.524500429535" calcext:value-type="float">
            <text:p>433.524500429535</text:p>
          </table:table-cell>
          <table:table-cell office:value-type="float" office:value="56.2826081826018" calcext:value-type="float">
            <text:p>56.2826081826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3161573568835" calcext:value-type="float">
            <text:p>6.93161573568835</text:p>
          </table:table-cell>
          <table:table-cell office:value-type="float" office:value="156.058269507325" calcext:value-type="float">
            <text:p>156.058269507325</text:p>
          </table:table-cell>
          <table:table-cell office:value-type="float" office:value="0.0027106927809957" calcext:value-type="float">
            <text:p>0.002710692780996</text:p>
          </table:table-cell>
          <table:table-cell office:value-type="float" office:value="0.00214461906101121" calcext:value-type="float">
            <text:p>0.002144619061011</text:p>
          </table:table-cell>
          <table:table-cell office:value-type="float" office:value="266.378430275975" calcext:value-type="float">
            <text:p>266.378430275975</text:p>
          </table:table-cell>
          <table:table-cell office:value-type="float" office:value="214.646159674898" calcext:value-type="float">
            <text:p>214.646159674898</text:p>
          </table:table-cell>
          <table:table-cell office:value-type="float" office:value="10.5356858130009" calcext:value-type="float">
            <text:p>10.5356858130009</text:p>
          </table:table-cell>
          <table:table-cell office:value-type="float" office:value="11.6787984073188" calcext:value-type="float">
            <text:p>11.6787984073188</text:p>
          </table:table-cell>
          <table:table-cell office:value-type="float" office:value="425.708537206414" calcext:value-type="float">
            <text:p>425.708537206414</text:p>
          </table:table-cell>
          <table:table-cell office:value-type="float" office:value="24.8449444392381" calcext:value-type="float">
            <text:p>24.844944439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9:37:57.652672996</dc:date>
    <meta:editing-duration>PT1M26S</meta:editing-duration>
    <meta:editing-cycles>1</meta:editing-cycles>
    <meta:document-statistic meta:table-count="1" meta:cell-count="1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1.711cm" style:legend-expansion="high" chart:style-name="ch2"/>
        <chart:plot-area chart:style-name="ch3" table:cell-range-address="best_lin2_development.A1:best_lin2_development.K11" svg:x="0.32cm" svg:y="0.18cm" svg:width="12.481cm" svg:height="8.64cm">
          <chartooo:coordinate-region svg:x="1.127cm" svg:y="0.379cm" svg:width="11.4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lin2_development.A1:best_lin2_development.A11" chart:class="chart:line">
            <chart:data-point chart:repeated="11"/>
          </chart:series>
          <chart:series chart:style-name="ch7" chart:values-cell-range-address="best_lin2_development.B1:best_lin2_development.B11" chart:class="chart:line">
            <chart:data-point chart:repeated="11"/>
          </chart:series>
          <chart:series chart:style-name="ch8" chart:values-cell-range-address="best_lin2_development.C1:best_lin2_development.C11" chart:class="chart:line">
            <chart:data-point chart:repeated="11"/>
          </chart:series>
          <chart:series chart:style-name="ch9" chart:values-cell-range-address="best_lin2_development.D1:best_lin2_development.D11" chart:class="chart:line">
            <chart:data-point chart:repeated="11"/>
          </chart:series>
          <chart:series chart:style-name="ch10" chart:values-cell-range-address="best_lin2_development.E1:best_lin2_development.E11" chart:class="chart:line">
            <chart:data-point chart:repeated="11"/>
          </chart:series>
          <chart:series chart:style-name="ch11" chart:values-cell-range-address="best_lin2_development.F1:best_lin2_development.F11" chart:class="chart:line">
            <chart:data-point chart:repeated="11"/>
          </chart:series>
          <chart:series chart:style-name="ch12" chart:values-cell-range-address="best_lin2_development.G1:best_lin2_development.G11" chart:class="chart:line">
            <chart:data-point chart:repeated="11"/>
          </chart:series>
          <chart:series chart:style-name="ch13" chart:values-cell-range-address="best_lin2_development.H1:best_lin2_development.H11" chart:class="chart:line">
            <chart:data-point chart:repeated="11"/>
          </chart:series>
          <chart:series chart:style-name="ch14" chart:values-cell-range-address="best_lin2_development.I1:best_lin2_development.I11" chart:class="chart:line">
            <chart:data-point chart:repeated="11"/>
          </chart:series>
          <chart:series chart:style-name="ch15" chart:values-cell-range-address="best_lin2_development.J1:best_lin2_development.J11" chart:class="chart:line">
            <chart:data-point chart:repeated="11"/>
          </chart:series>
          <chart:series chart:style-name="ch16" chart:values-cell-range-address="best_lin2_development.K1:best_lin2_development.K11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st_lin2_development.A1:best_lin2_development.A11</svg:desc>
                </draw:g>
              </table:table-cell>
              <table:table-cell office:value-type="float" office:value="1">
                <text:p>1</text:p>
                <draw:g>
                  <svg:desc>best_lin2_development.B1:best_lin2_development.B11</svg:desc>
                </draw:g>
              </table:table-cell>
              <table:table-cell office:value-type="float" office:value="0">
                <text:p>0</text:p>
                <draw:g>
                  <svg:desc>best_lin2_development.C1:best_lin2_development.C11</svg:desc>
                </draw:g>
              </table:table-cell>
              <table:table-cell office:value-type="float" office:value="0">
                <text:p>0</text:p>
                <draw:g>
                  <svg:desc>best_lin2_development.D1:best_lin2_development.D11</svg:desc>
                </draw:g>
              </table:table-cell>
              <table:table-cell office:value-type="float" office:value="0">
                <text:p>0</text:p>
                <draw:g>
                  <svg:desc>best_lin2_development.E1:best_lin2_development.E11</svg:desc>
                </draw:g>
              </table:table-cell>
              <table:table-cell office:value-type="float" office:value="0">
                <text:p>0</text:p>
                <draw:g>
                  <svg:desc>best_lin2_development.F1:best_lin2_development.F11</svg:desc>
                </draw:g>
              </table:table-cell>
              <table:table-cell office:value-type="float" office:value="0">
                <text:p>0</text:p>
                <draw:g>
                  <svg:desc>best_lin2_development.G1:best_lin2_development.G11</svg:desc>
                </draw:g>
              </table:table-cell>
              <table:table-cell office:value-type="float" office:value="0">
                <text:p>0</text:p>
                <draw:g>
                  <svg:desc>best_lin2_development.H1:best_lin2_development.H11</svg:desc>
                </draw:g>
              </table:table-cell>
              <table:table-cell office:value-type="float" office:value="0">
                <text:p>0</text:p>
                <draw:g>
                  <svg:desc>best_lin2_development.I1:best_lin2_development.I11</svg:desc>
                </draw:g>
              </table:table-cell>
              <table:table-cell office:value-type="float" office:value="0">
                <text:p>0</text:p>
                <draw:g>
                  <svg:desc>best_lin2_development.J1:best_lin2_development.J11</svg:desc>
                </draw:g>
              </table:table-cell>
              <table:table-cell office:value-type="float" office:value="0">
                <text:p>0</text:p>
                <draw:g>
                  <svg:desc>best_lin2_development.K1:best_lin2_development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01165555569">
                <text:p>1.2401165555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7553961969191">
                <text:p>1.3755396196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279549687035">
                <text:p>2.5279549687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228735456965">
                <text:p>1.01228735456965</text:p>
              </table:table-cell>
              <table:table-cell office:value-type="float" office:value="0">
                <text:p>0</text:p>
              </table:table-cell>
              <table:table-cell office:value-type="float" office:value="2.08320478341376">
                <text:p>2.08320478341376</text:p>
              </table:table-cell>
              <table:table-cell office:value-type="float" office:value="0.271129947530073">
                <text:p>0.27112994753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3142780611002">
                <text:p>1.13142780611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68984560422729">
                <text:p>3.68984560422729</text:p>
              </table:table-cell>
              <table:table-cell office:value-type="float" office:value="0">
                <text:p>0</text:p>
              </table:table-cell>
              <table:table-cell office:value-type="float" office:value="1.21229808466848">
                <text:p>1.21229808466848</text:p>
              </table:table-cell>
              <table:table-cell office:value-type="float" office:value="2.9454189697759">
                <text:p>2.9454189697759</text:p>
              </table:table-cell>
              <table:table-cell office:value-type="float" office:value="0">
                <text:p>0</text:p>
              </table:table-cell>
              <table:table-cell office:value-type="float" office:value="3.05172105309205">
                <text:p>3.05172105309205</text:p>
              </table:table-cell>
              <table:table-cell office:value-type="float" office:value="0.848434601181449">
                <text:p>0.848434601181449</text:p>
              </table:table-cell>
              <table:table-cell office:value-type="float" office:value="2.9722117171524">
                <text:p>2.9722117171524</text:p>
              </table:table-cell>
              <table:table-cell office:value-type="float" office:value="0">
                <text:p>0</text:p>
              </table:table-cell>
              <table:table-cell office:value-type="float" office:value="3.16380139247689">
                <text:p>3.16380139247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4.69070387381338">
                <text:p>4.69070387381338</text:p>
              </table:table-cell>
              <table:table-cell office:value-type="float" office:value="0.506946818550399">
                <text:p>0.506946818550399</text:p>
              </table:table-cell>
              <table:table-cell office:value-type="float" office:value="4.80419878924234">
                <text:p>4.80419878924234</text:p>
              </table:table-cell>
              <table:table-cell office:value-type="float" office:value="0">
                <text:p>0</text:p>
              </table:table-cell>
              <table:table-cell office:value-type="float" office:value="7.59266203720341">
                <text:p>7.59266203720341</text:p>
              </table:table-cell>
              <table:table-cell office:value-type="float" office:value="5.68095092773196">
                <text:p>5.68095092773196</text:p>
              </table:table-cell>
              <table:table-cell office:value-type="float" office:value="4.15547277191938">
                <text:p>4.15547277191938</text:p>
              </table:table-cell>
              <table:table-cell office:value-type="float" office:value="0">
                <text:p>0</text:p>
              </table:table-cell>
              <table:table-cell office:value-type="float" office:value="4.04040619895644">
                <text:p>4.04040619895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8.98628072197301">
                <text:p>8.98628072197301</text:p>
              </table:table-cell>
              <table:table-cell office:value-type="float" office:value="0.211990004841632">
                <text:p>0.211990004841632</text:p>
              </table:table-cell>
              <table:table-cell office:value-type="float" office:value="1.32813585556862">
                <text:p>1.32813585556862</text:p>
              </table:table-cell>
              <table:table-cell office:value-type="float" office:value="0.00994143108133105">
                <text:p>0.00994143108133105</text:p>
              </table:table-cell>
              <table:table-cell office:value-type="float" office:value="13.232358198411">
                <text:p>13.232358198411</text:p>
              </table:table-cell>
              <table:table-cell office:value-type="float" office:value="15.4774430630376">
                <text:p>15.4774430630376</text:p>
              </table:table-cell>
              <table:table-cell office:value-type="float" office:value="19.9636756189053">
                <text:p>19.9636756189053</text:p>
              </table:table-cell>
              <table:table-cell office:value-type="float" office:value="0">
                <text:p>0</text:p>
              </table:table-cell>
              <table:table-cell office:value-type="float" office:value="17.5277725449923">
                <text:p>17.5277725449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38.9649630336914">
                <text:p>38.9649630336914</text:p>
              </table:table-cell>
              <table:table-cell office:value-type="float" office:value="0.088647882792241">
                <text:p>0.088647882792241</text:p>
              </table:table-cell>
              <table:table-cell office:value-type="float" office:value="0.367167331792523">
                <text:p>0.367167331792523</text:p>
              </table:table-cell>
              <table:table-cell office:value-type="float" office:value="0.0454654347181426">
                <text:p>0.0454654347181426</text:p>
              </table:table-cell>
              <table:table-cell office:value-type="float" office:value="48.1933176764511">
                <text:p>48.1933176764511</text:p>
              </table:table-cell>
              <table:table-cell office:value-type="float" office:value="37.4356146669123">
                <text:p>37.4356146669123</text:p>
              </table:table-cell>
              <table:table-cell office:value-type="float" office:value="50.8543562965809">
                <text:p>50.8543562965809</text:p>
              </table:table-cell>
              <table:table-cell office:value-type="float" office:value="42.5758305243076">
                <text:p>42.5758305243076</text:p>
              </table:table-cell>
              <table:table-cell office:value-type="float" office:value="5.82115797879246">
                <text:p>5.82115797879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107.183343868597">
                <text:p>107.183343868597</text:p>
              </table:table-cell>
              <table:table-cell office:value-type="float" office:value="0.0370698945425166">
                <text:p>0.0370698945425166</text:p>
              </table:table-cell>
              <table:table-cell office:value-type="float" office:value="0.101504562933378">
                <text:p>0.101504562933378</text:p>
              </table:table-cell>
              <table:table-cell office:value-type="float" office:value="123.754276667389">
                <text:p>123.754276667389</text:p>
              </table:table-cell>
              <table:table-cell office:value-type="float" office:value="116.11665640377">
                <text:p>116.11665640377</text:p>
              </table:table-cell>
              <table:table-cell office:value-type="float" office:value="74.2204439315593">
                <text:p>74.2204439315593</text:p>
              </table:table-cell>
              <table:table-cell office:value-type="float" office:value="79.6867876857236">
                <text:p>79.6867876857236</text:p>
              </table:table-cell>
              <table:table-cell office:value-type="float" office:value="129.537057606072">
                <text:p>129.537057606072</text:p>
              </table:table-cell>
              <table:table-cell office:value-type="float" office:value="28.7122308389113">
                <text:p>28.7122308389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188.923312171564">
                <text:p>188.923312171564</text:p>
              </table:table-cell>
              <table:table-cell office:value-type="float" office:value="0.0155015217296716">
                <text:p>0.0155015217296716</text:p>
              </table:table-cell>
              <table:table-cell office:value-type="float" office:value="0.0280612554662629">
                <text:p>0.0280612554662629</text:p>
              </table:table-cell>
              <table:table-cell office:value-type="float" office:value="293.201476863467">
                <text:p>293.201476863467</text:p>
              </table:table-cell>
              <table:table-cell office:value-type="float" office:value="121.251227040981">
                <text:p>121.251227040981</text:p>
              </table:table-cell>
              <table:table-cell office:value-type="float" office:value="58.4971806310116">
                <text:p>58.4971806310116</text:p>
              </table:table-cell>
              <table:table-cell office:value-type="float" office:value="80.6202345629111">
                <text:p>80.6202345629111</text:p>
              </table:table-cell>
              <table:table-cell office:value-type="float" office:value="276.733955020764">
                <text:p>276.733955020764</text:p>
              </table:table-cell>
              <table:table-cell office:value-type="float" office:value="90.7417791077369">
                <text:p>90.7417791077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227.299143510653">
                <text:p>227.299143510653</text:p>
              </table:table-cell>
              <table:table-cell office:value-type="float" office:value="0.00648227298461495">
                <text:p>0.00648227298461495</text:p>
              </table:table-cell>
              <table:table-cell office:value-type="float" office:value="0.00775762227417992">
                <text:p>0.00775762227417992</text:p>
              </table:table-cell>
              <table:table-cell office:value-type="float" office:value="257.075477472159">
                <text:p>257.075477472159</text:p>
              </table:table-cell>
              <table:table-cell office:value-type="float" office:value="80.4026566103571">
                <text:p>80.4026566103571</text:p>
              </table:table-cell>
              <table:table-cell office:value-type="float" office:value="24.825549663093">
                <text:p>24.825549663093</text:p>
              </table:table-cell>
              <table:table-cell office:value-type="float" office:value="30.684645460083">
                <text:p>30.684645460083</text:p>
              </table:table-cell>
              <table:table-cell office:value-type="float" office:value="433.524500429535">
                <text:p>433.524500429535</text:p>
              </table:table-cell>
              <table:table-cell office:value-type="float" office:value="56.2826081826018">
                <text:p>56.2826081826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93161573568835">
                <text:p>6.93161573568835</text:p>
              </table:table-cell>
              <table:table-cell office:value-type="float" office:value="156.058269507325">
                <text:p>156.058269507325</text:p>
              </table:table-cell>
              <table:table-cell office:value-type="float" office:value="0.0027106927809957">
                <text:p>0.0027106927809957</text:p>
              </table:table-cell>
              <table:table-cell office:value-type="float" office:value="0.00214461906101121">
                <text:p>0.00214461906101121</text:p>
              </table:table-cell>
              <table:table-cell office:value-type="float" office:value="266.378430275975">
                <text:p>266.378430275975</text:p>
              </table:table-cell>
              <table:table-cell office:value-type="float" office:value="214.646159674898">
                <text:p>214.646159674898</text:p>
              </table:table-cell>
              <table:table-cell office:value-type="float" office:value="10.5356858130009">
                <text:p>10.5356858130009</text:p>
              </table:table-cell>
              <table:table-cell office:value-type="float" office:value="11.6787984073188">
                <text:p>11.6787984073188</text:p>
              </table:table-cell>
              <table:table-cell office:value-type="float" office:value="425.708537206414">
                <text:p>425.708537206414</text:p>
              </table:table-cell>
              <table:table-cell office:value-type="float" office:value="24.8449444392381">
                <text:p>24.844944439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